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6e369" officeooo:paragraph-rsid="0016e36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63db5" officeooo:paragraph-rsid="00163db5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88899" officeooo:paragraph-rsid="00188899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fo:font-size="18pt" fo:letter-spacing="normal" fo:font-style="normal" fo:font-weight="normal" officeooo:rsid="00163db5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55a17" style:font-style-asian="normal" style:font-weight-asian="normal"/>
    </style:style>
    <style:style style:name="T5" style:family="text">
      <style:text-properties fo:font-variant="normal" fo:text-transform="none" fo:color="#000000" fo:letter-spacing="normal" fo:font-style="normal" fo:font-weight="normal" officeooo:rsid="00163db5" style:font-style-asian="normal" style:font-weight-asian="normal"/>
    </style:style>
    <style:style style:name="T6" style:family="text">
      <style:text-properties fo:font-variant="normal" fo:text-transform="none" fo:color="#000000" fo:letter-spacing="normal" fo:font-style="normal" fo:font-weight="normal" officeooo:rsid="0018b10f" style:font-style-asian="normal" style:font-weight-asian="normal"/>
    </style:style>
    <style:style style:name="T7" style:family="text">
      <style:text-properties officeooo:rsid="0018b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he People’s Assembly, convening on the </text:span><text:span text:style-name="T2">25th</text:span><text:span text:style-name="T1"> of August 2020 under the </text:span><text:span text:style-name="T2">21st</text:span><text:span text:style-name="T1"> PA Meeting.</text:span></text:p>
      <text:p text:style-name="P1"/>
      <text:p text:style-name="P1">The Assembly, recognising the current situation,</text:p>
      <text:p text:style-name="P1"/>
      <text:p text:style-name="P3">Acknowledges that Motion E2-1 has been accepted in the extraordinary meeting and requires a vote by the entire PA, with an optional debate in the meeting.</text:p>
      <text:p text:style-name="P4">And amend the ruling to require over 2 players to be online at the same time.</text:p>
      <text:p text:style-name="P1"/>
      <text:p text:style-name="P1">And proceeds.</text:p>
      <text:p text:style-name="P1"/>
      <text:p text:style-name="P1">Signed by,</text:p>
      <text:p text:style-name="P2">the Speaker of the House</text:p>
      <text:p text:style-name="P1"/>
      <text:p text:style-name="P1"/>
      <text:p text:style-name="P1"/>
      <text:p text:style-name="Standard"><text:span text:style-name="T3">[Motion as: 2</text:span><text:span text:style-name="T5">1</text:span><text:span text:style-name="T3">-</text:span><text:span text:style-name="T5">E</text:span><text:span text:style-name="T4">1</text:span><text:span text:style-name="T3">: “Re-vote on Motion E2-1 "Banning the use of 0-tick farms starting the </text:span><text:span text:style-name="T6">26st</text:span><text:span text:style-name="T3"> of August and ending whenever we change hosts or plan" </text:span><text:span text:style-name="T6">and adds the requirement that at least 2 people are online</text:span><text:span text:style-name="T3">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26T22:33:38.288948524</dc:date>
    <meta:editing-duration>PT2M39S</meta:editing-duration>
    <meta:editing-cycles>5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8" meta:word-count="109" meta:character-count="621" meta:non-whitespace-character-count="520"/>
  </office:meta>
</office:document-meta>
</file>